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weight="bold" officeooo:rsid="0005c019" officeooo:paragraph-rsid="0005c019" style:font-weight-asian="bold" style:font-weight-complex="bold"/>
    </style:style>
    <style:style style:name="P2" style:family="paragraph" style:parent-style-name="Preformatted_20_Text" style:list-style-name="L2">
      <style:paragraph-properties fo:margin-top="0cm" fo:margin-bottom="0.499cm" style:contextual-spacing="false"/>
    </style:style>
    <style:style style:name="P3" style:family="paragraph" style:parent-style-name="Standard">
      <style:text-properties fo:font-weight="bold" officeooo:rsid="00055761" officeooo:paragraph-rsid="00055761" style:font-weight-asian="bold" style:font-weight-complex="bold"/>
    </style:style>
    <style:style style:name="P4" style:family="paragraph" style:parent-style-name="Standard">
      <style:text-properties fo:font-weight="bold" officeooo:rsid="00055761" officeooo:paragraph-rsid="000722e0" style:font-weight-asian="bold" style:font-weight-complex="bold"/>
    </style:style>
    <style:style style:name="P5" style:family="paragraph" style:parent-style-name="Standard">
      <style:text-properties fo:font-weight="bold" officeooo:rsid="0005c019" officeooo:paragraph-rsid="0005c019" style:font-weight-asian="bold" style:font-weight-complex="bold"/>
    </style:style>
    <style:style style:name="P6" style:family="paragraph" style:parent-style-name="Standard">
      <style:text-properties fo:font-weight="bold" officeooo:rsid="0005c019" officeooo:paragraph-rsid="000722e0" style:font-weight-asian="bold" style:font-weight-complex="bold"/>
    </style:style>
    <style:style style:name="P7" style:family="paragraph" style:parent-style-name="Standard">
      <style:text-properties fo:font-weight="bold" officeooo:rsid="000722e0" officeooo:paragraph-rsid="000722e0" style:font-weight-asian="bold" style:font-weight-complex="bold"/>
    </style:style>
    <style:style style:name="P8" style:family="paragraph" style:parent-style-name="Standard">
      <style:text-properties fo:font-weight="normal" officeooo:rsid="00055761" officeooo:paragraph-rsid="00055761" style:font-weight-asian="normal" style:font-weight-complex="normal"/>
    </style:style>
    <style:style style:name="P9" style:family="paragraph" style:parent-style-name="Standard">
      <style:text-properties fo:font-weight="normal" officeooo:rsid="0005c019" officeooo:paragraph-rsid="0005c019" style:font-weight-asian="normal" style:font-weight-complex="normal"/>
    </style:style>
    <style:style style:name="P10" style:family="paragraph" style:parent-style-name="Standard">
      <style:text-properties fo:font-weight="normal" officeooo:rsid="0005c019" officeooo:paragraph-rsid="000722e0" style:font-weight-asian="normal" style:font-weight-complex="normal"/>
    </style:style>
    <style:style style:name="P11" style:family="paragraph" style:parent-style-name="Standard">
      <style:text-properties fo:font-size="15pt" fo:font-weight="bold" officeooo:rsid="0005c019" officeooo:paragraph-rsid="0005c019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05c019" officeooo:paragraph-rsid="000722e0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0722e0" officeooo:paragraph-rsid="000722e0" style:font-size-asian="15pt" style:font-weight-asian="bold" style:font-size-complex="15pt" style:font-weight-complex="bold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2">
      <style:paragraph-properties fo:margin-top="0cm" fo:margin-bottom="0cm" style:contextual-spacing="false"/>
    </style:style>
    <style:style style:name="P17" style:family="paragraph" style:parent-style-name="Text_20_body">
      <style:text-properties fo:font-weight="normal" officeooo:rsid="0005c019" officeooo:paragraph-rsid="0005c019" style:font-weight-asian="normal" style:font-weight-complex="normal"/>
    </style:style>
    <style:style style:name="T1" style:family="text">
      <style:text-properties officeooo:rsid="0005c019"/>
    </style:style>
    <style:style style:name="T2" style:family="text">
      <style:text-properties officeooo:rsid="000722e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0722e0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1. </text:span><text:span text:style-name="T4">DOCKER INSTALL</text:span></text:p>
      <text:p text:style-name="P3"/>
      <text:p text:style-name="P8">sudo apt install docker.io</text:p>
      <text:p text:style-name="P8"/>
      <text:p text:style-name="P8">sudo systemctl start docker</text:p>
      <text:p text:style-name="P8"/>
      <text:p text:style-name="P8">sudo systemctl enable docker </text:p>
      <text:p text:style-name="P8"/>
      <text:p text:style-name="P8">sudo systemctl status docker</text:p>
      <text:p text:style-name="P3"/>
      <text:p text:style-name="P3"/>
      <text:p text:style-name="P7"/>
      <text:p text:style-name="P13">2. INSTALL NPM</text:p>
      <text:p text:style-name="P3"/>
      <text:p text:style-name="P3"/>
      <text:p text:style-name="P6">Node.js comes with <text:span text:style-name="Source_20_Text">npm</text:span> (Node Package Manager) by default. Install it using the following command:</text:p>
      <text:p text:style-name="P10"/>
      <text:p text:style-name="P10">sudo apt install nodejs npm</text:p>
      <text:p text:style-name="P6"/>
      <text:p text:style-name="P6"><text:span text:style-name="Strong_20_Emphasis">Verify the installation</text:span>:<text:line-break/>Check the installed versions of Node.js and npm:</text:p>
      <text:p text:style-name="P10"/>
      <text:p text:style-name="P10">node -v</text:p>
      <text:p text:style-name="P10">npm -v</text:p>
      <text:p text:style-name="P10"/>
      <text:p text:style-name="P4"/>
      <text:p text:style-name="P4"/>
      <text:p text:style-name="P11"><text:span text:style-name="T2">3. </text:span>CREATE MYSQL CONTAINER</text:p>
      <text:p text:style-name="P3"/>
      <text:p text:style-name="P3">Run mysql ooficial image from docker hub(this creates database)</text:p>
      <text:p text:style-name="P8"/>
      <text:p text:style-name="P8">docker run --name mysql-db -e MYSQL_ROOT_PASSWORD=password -e MYSQL_DATABASE=userdb -p 3306:3306 -d mysql:5.7</text:p>
      <text:p text:style-name="P3"/>
      <text:p text:style-name="P3"/>
      <text:p text:style-name="P3"><text:span text:style-name="T1">L</text:span>ogin into database <text:span text:style-name="T1">and create database</text:span></text:p>
      <text:p text:style-name="P3"/>
      <text:p text:style-name="P8">docker exec -it mysql-db mysql -u root -p</text:p>
      <text:p text:style-name="P3"/>
      <text:p text:style-name="P5"/>
      <text:p text:style-name="P5">Create database</text:p>
      <text:p text:style-name="P5"/>
      <text:p text:style-name="P9">USE userdb;</text:p>
      <text:p text:style-name="P9">CREATE TABLE users (</text:p>
      <text:p text:style-name="P9"><text:s text:c="4"/>id INT AUTO_INCREMENT PRIMARY KEY,</text:p>
      <text:p text:style-name="P9"><text:s text:c="4"/>name VARCHAR(100),</text:p>
      <text:p text:style-name="P9"><text:s text:c="4"/>email VARCHAR(100) UNIQUE,</text:p>
      <text:p text:style-name="P9"><text:s text:c="4"/>password VARCHAR(100)</text:p>
      <text:p text:style-name="P9">);</text:p>
      <text:p text:style-name="P6"/>
      <text:p text:style-name="P12"><text:soft-page-break/><text:span text:style-name="T2">4. C</text:span>reate server.js, index.html, <text:s/>Dockerfile</text:p>
      <text:p text:style-name="P6"/>
      <text:p text:style-name="P5"/>
      <text:p text:style-name="P11"/>
      <text:p text:style-name="P13">5. INSTALL <text:s/>DEPENDENCY</text:p>
      <text:p text:style-name="P6"/>
      <text:p text:style-name="P5"><text:span text:style-name="Strong_20_Emphasis">Initialize a Node.js project</text:span>:<text:line-break/>Run the following command to generate a <text:span text:style-name="Source_20_Text">package.json</text:span> file:</text:p>
      <text:p text:style-name="P5"/>
      <text:p text:style-name="P9">npm init -y</text:p>
      <text:p text:style-name="P9"/>
      <text:p text:style-name="P5"><text:span text:style-name="T3">This will create a </text:span><text:span text:style-name="Source_20_Text"><text:span text:style-name="T3">package.json</text:span></text:span><text:span text:style-name="T3"> file with default values.</text:span></text:p>
      <text:p text:style-name="P5"/>
      <text:p text:style-name="P5"/>
      <text:p text:style-name="P5"><text:span text:style-name="Strong_20_Emphasis">Install required dependencies</text:span>:<text:line-break/>Install the dependencies needed for your Node.js application:</text:p>
      <text:p text:style-name="P5"/>
      <text:p text:style-name="P9">npm install express mysql2 body-parser cors dotenv</text:p>
      <text:p text:style-name="P5"/>
      <text:p text:style-name="P17">This will:</text:p>
      <text:list xml:id="list2857559181" text:style-name="L1">
        <text:list-item>
          <text:p text:style-name="P14">Install the packages.</text:p>
        </text:list-item>
        <text:list-item>
          <text:p text:style-name="P14">Generate a <text:span text:style-name="Source_20_Text">package-lock.json(which locks the dependency versions).</text:span></text:p>
        </text:list-item>
      </text:list>
      <text:p text:style-name="P5"/>
      <text:p text:style-name="P5"/>
      <text:p text:style-name="P5"/>
      <text:p text:style-name="P13">6. BUILD DOCKERFILE AND CREATE CONTAINER</text:p>
      <text:p text:style-name="P5"/>
      <text:h text:style-name="P1" text:outline-level="4">Run the Application</text:h>
      <text:list xml:id="list3626125210" text:style-name="L2">
        <text:list-item>
          <text:p text:style-name="P15">Build the Node.js Docker image:</text:p>
          <text:p text:style-name="P16"/>
          <text:p text:style-name="P2">docker build -t node-app .</text:p>
        </text:list-item>
        <text:list-item>
          <text:p text:style-name="P15">Run the Node.js container and link it to the MySQL container:</text:p>
          <text:p text:style-name="P16"/>
          <text:p text:style-name="P2">docker run --name node-app --link mysql-db:mysql -p 3000:3000 -d node-app</text:p>
        </text:list-item>
        <text:list-item>
          <text:p text:style-name="P15">Access the application:</text:p>
          <text:list>
            <text:list-item>
              <text:p text:style-name="P15">Open your browser and go to <text:span text:style-name="Source_20_Text">http://your-ec2-public-ip:3000</text:span>.</text:p>
            </text:list-item>
            <text:list-item>
              <text:p text:style-name="P15">Fill out the registration form and submit it.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23:13:34.369416705</meta:creation-date>
    <dc:date>2025-03-12T23:44:18.167592794</dc:date>
    <meta:editing-duration>PT3S</meta:editing-duration>
    <meta:editing-cycles>1</meta:editing-cycles>
    <meta:document-statistic meta:table-count="0" meta:image-count="0" meta:object-count="0" meta:page-count="2" meta:paragraph-count="43" meta:word-count="248" meta:character-count="1639" meta:non-whitespace-character-count="1425"/>
    <meta:generator>LibreOffice/7.3.7.2$Linux_X86_64 LibreOffice_project/30$Build-2</meta:generator>
  </office:meta>
</office:document-meta>
</file>